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202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8576" calcext:value-type="float">
            <text:p>96.0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1856" calcext:value-type="float">
            <text:p>95.6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904" calcext:value-type="float">
            <text:p>95.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202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4264" calcext:value-type="float">
            <text:p>94.31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201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47336" calcext:value-type="float">
            <text:p>93.74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7152" calcext:value-type="float">
            <text:p>93.0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78" calcext:value-type="float">
            <text:p>92.8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4504" calcext:value-type="float">
            <text:p>92.4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2024" calcext:value-type="float">
            <text:p>91.6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201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7624" calcext:value-type="float">
            <text:p>90.71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201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48804</text:p>
          </table:table-cell>
          <table:table-cell office:value-type="string" calcext:value-type="string">
            <text:p>201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